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ext_20_body">
      <style:text-properties officeooo:paragraph-rsid="001fd598"/>
    </style:style>
    <style:style style:name="P3" style:family="paragraph" style:parent-style-name="Text_20_body">
      <style:paragraph-properties fo:break-before="page"/>
      <style:text-properties officeooo:paragraph-rsid="001fd598"/>
    </style:style>
    <style:style style:name="P4" style:family="paragraph" style:parent-style-name="Text_20_body">
      <style:text-properties officeooo:rsid="001fd598" officeooo:paragraph-rsid="001fd598"/>
    </style:style>
    <style:style style:name="P5" style:family="paragraph" style:parent-style-name="Heading_20_3">
      <style:text-properties officeooo:rsid="0014609b" officeooo:paragraph-rsid="001fd598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2">
      <style:paragraph-properties fo:margin-top="0cm" fo:margin-bottom="0cm" style:contextual-spacing="false"/>
    </style:style>
    <style:style style:name="P9" style:family="paragraph" style:parent-style-name="Text_20_body" style:list-style-name="L3"/>
    <style:style style:name="P10" style:family="paragraph" style:parent-style-name="Text_20_body" style:list-style-name="L3">
      <style:paragraph-properties fo:margin-top="0cm" fo:margin-bottom="0cm" style:contextual-spacing="false"/>
    </style:style>
    <style:style style:name="P11" style:family="paragraph" style:parent-style-name="Text_20_body" style:list-style-name="L4"/>
    <style:style style:name="P12" style:family="paragraph" style:parent-style-name="Text_20_body" style:list-style-name="L4">
      <style:paragraph-properties fo:margin-top="0cm" fo:margin-bottom="0cm" style:contextual-spacing="false"/>
    </style:style>
    <style:style style:name="P13" style:family="paragraph" style:parent-style-name="Text_20_body" style:list-style-name="L5"/>
    <style:style style:name="P14" style:family="paragraph" style:parent-style-name="Text_20_body" style:list-style-name="L6"/>
    <style:style style:name="P15" style:family="paragraph" style:parent-style-name="Text_20_body" style:list-style-name="L6">
      <style:paragraph-properties fo:margin-top="0cm" fo:margin-bottom="0cm" style:contextual-spacing="false"/>
    </style:style>
    <style:style style:name="P16" style:family="paragraph" style:parent-style-name="Text_20_body" style:list-style-name="L7"/>
    <style:style style:name="P17" style:family="paragraph" style:parent-style-name="Text_20_body" style:list-style-name="L8"/>
    <style:style style:name="P18" style:family="paragraph" style:parent-style-name="Text_20_body" style:list-style-name="L9"/>
    <style:style style:name="P19" style:family="paragraph" style:parent-style-name="Text_20_body" style:list-style-name="L10"/>
    <style:style style:name="P20" style:family="paragraph" style:parent-style-name="Text_20_body" style:list-style-name="L11"/>
    <style:style style:name="P21" style:family="paragraph" style:parent-style-name="Text_20_body" style:list-style-name="L11">
      <style:paragraph-properties fo:margin-top="0cm" fo:margin-bottom="0cm" style:contextual-spacing="false"/>
    </style:style>
    <style:style style:name="P22" style:family="paragraph" style:parent-style-name="Text_20_body" style:list-style-name="L12"/>
    <style:style style:name="P23" style:family="paragraph" style:parent-style-name="Text_20_body" style:list-style-name="L12">
      <style:paragraph-properties fo:margin-top="0cm" fo:margin-bottom="0cm" style:contextual-spacing="false"/>
    </style:style>
    <style:style style:name="P24" style:family="paragraph" style:parent-style-name="Text_20_body" style:list-style-name="L13"/>
    <style:style style:name="P25" style:family="paragraph" style:parent-style-name="Text_20_body" style:list-style-name="L14"/>
    <style:style style:name="P26" style:family="paragraph" style:parent-style-name="Text_20_body" style:list-style-name="L14">
      <style:paragraph-properties fo:margin-top="0cm" fo:margin-bottom="0cm" style:contextual-spacing="false"/>
    </style:style>
    <style:style style:name="P27" style:family="paragraph" style:parent-style-name="Text_20_body">
      <style:text-properties officeooo:rsid="0014609b" officeooo:paragraph-rsid="001fd598"/>
    </style:style>
    <style:style style:name="P28" style:family="paragraph" style:parent-style-name="Text_20_body" style:list-style-name="L15"/>
    <style:style style:name="P29" style:family="paragraph" style:parent-style-name="Text_20_body" style:list-style-name="L15">
      <style:paragraph-properties fo:margin-top="0cm" fo:margin-bottom="0cm" style:contextual-spacing="false"/>
    </style:style>
    <style:style style:name="P30" style:family="paragraph" style:parent-style-name="Text_20_body" style:list-style-name="L16"/>
    <style:style style:name="P31" style:family="paragraph" style:parent-style-name="Text_20_body" style:list-style-name="L16">
      <style:paragraph-properties fo:margin-top="0cm" fo:margin-bottom="0cm" style:contextual-spacing="false"/>
    </style:style>
    <style:style style:name="P32" style:family="paragraph" style:parent-style-name="Text_20_body" style:list-style-name="L17"/>
    <style:style style:name="P33" style:family="paragraph" style:parent-style-name="Text_20_body" style:list-style-name="L17">
      <style:paragraph-properties fo:margin-top="0cm" fo:margin-bottom="0cm" style:contextual-spacing="false"/>
    </style:style>
    <style:style style:name="P34" style:family="paragraph" style:parent-style-name="Text_20_body" style:list-style-name="L18"/>
    <style:style style:name="P35" style:family="paragraph" style:parent-style-name="Text_20_body" style:list-style-name="L18">
      <style:paragraph-properties fo:margin-top="0cm" fo:margin-bottom="0cm" style:contextual-spacing="false"/>
    </style:style>
    <style:style style:name="P36" style:family="paragraph" style:parent-style-name="Text_20_body" style:list-style-name="L19"/>
    <style:style style:name="P37" style:family="paragraph" style:parent-style-name="Text_20_body" style:list-style-name="L19">
      <style:paragraph-properties fo:margin-top="0cm" fo:margin-bottom="0cm" style:contextual-spacing="false"/>
    </style:style>
    <style:style style:name="P38" style:family="paragraph" style:parent-style-name="Text_20_body" style:list-style-name="L20"/>
    <style:style style:name="P39" style:family="paragraph" style:parent-style-name="Text_20_body" style:list-style-name="L20">
      <style:paragraph-properties fo:margin-top="0cm" fo:margin-bottom="0cm" style:contextual-spacing="false"/>
    </style:style>
    <style:style style:name="P40" style:family="paragraph" style:parent-style-name="Text_20_body" style:list-style-name="L21"/>
    <style:style style:name="P41" style:family="paragraph" style:parent-style-name="Text_20_body" style:list-style-name="L21">
      <style:paragraph-properties fo:margin-top="0cm" fo:margin-bottom="0cm" style:contextual-spacing="false"/>
    </style:style>
    <style:style style:name="P42" style:family="paragraph" style:parent-style-name="Text_20_body" style:list-style-name="L22"/>
    <style:style style:name="P43" style:family="paragraph" style:parent-style-name="Text_20_body" style:list-style-name="L22">
      <style:paragraph-properties fo:margin-top="0cm" fo:margin-bottom="0cm" style:contextual-spacing="false"/>
    </style:style>
    <style:style style:name="P44" style:family="paragraph" style:parent-style-name="Text_20_body" style:list-style-name="L23"/>
    <style:style style:name="P45" style:family="paragraph" style:parent-style-name="Text_20_body" style:list-style-name="L23">
      <style:paragraph-properties fo:margin-top="0cm" fo:margin-bottom="0cm" style:contextual-spacing="false"/>
    </style:style>
    <style:style style:name="P46" style:family="paragraph" style:parent-style-name="Text_20_body" style:list-style-name="L24"/>
    <style:style style:name="P47" style:family="paragraph" style:parent-style-name="Text_20_body" style:list-style-name="L24">
      <style:paragraph-properties fo:margin-top="0cm" fo:margin-bottom="0cm" style:contextual-spacing="false"/>
    </style:style>
    <style:style style:name="P48" style:family="paragraph" style:parent-style-name="Text_20_body" style:list-style-name="L25"/>
    <style:style style:name="P49" style:family="paragraph" style:parent-style-name="Text_20_body" style:list-style-name="L25">
      <style:paragraph-properties fo:margin-top="0cm" fo:margin-bottom="0cm" style:contextual-spacing="false"/>
    </style:style>
    <style:style style:name="P50" style:family="paragraph" style:parent-style-name="Text_20_body" style:list-style-name="L26"/>
    <style:style style:name="P51" style:family="paragraph" style:parent-style-name="Text_20_body" style:list-style-name="L26">
      <style:paragraph-properties fo:margin-top="0cm" fo:margin-bottom="0cm" style:contextual-spacing="false"/>
    </style:style>
    <style:style style:name="P52" style:family="paragraph" style:parent-style-name="Text_20_body" style:list-style-name="L27"/>
    <style:style style:name="P53" style:family="paragraph" style:parent-style-name="Text_20_body" style:list-style-name="L27">
      <style:paragraph-properties fo:margin-top="0cm" fo:margin-bottom="0cm" style:contextual-spacing="false"/>
    </style:style>
    <style:style style:name="P54" style:family="paragraph" style:parent-style-name="Text_20_body" style:list-style-name="L28"/>
    <style:style style:name="P55" style:family="paragraph" style:parent-style-name="Text_20_body" style:list-style-name="L28">
      <style:paragraph-properties fo:margin-top="0cm" fo:margin-bottom="0cm" style:contextual-spacing="false"/>
    </style:style>
    <style:style style:name="P56" style:family="paragraph" style:parent-style-name="Text_20_body" style:list-style-name="L29"/>
    <style:style style:name="P57" style:family="paragraph" style:parent-style-name="Text_20_body" style:list-style-name="L29">
      <style:paragraph-properties fo:margin-top="0cm" fo:margin-bottom="0cm" style:contextual-spacing="false"/>
    </style:style>
    <style:style style:name="P58" style:family="paragraph" style:parent-style-name="Text_20_body" style:list-style-name="L30"/>
    <style:style style:name="P59" style:family="paragraph" style:parent-style-name="Text_20_body" style:list-style-name="L30">
      <style:paragraph-properties fo:margin-top="0cm" fo:margin-bottom="0cm" style:contextual-spacing="false"/>
    </style:style>
    <style:style style:name="P60" style:family="paragraph" style:parent-style-name="Text_20_body" style:list-style-name="L31"/>
    <style:style style:name="P61" style:family="paragraph" style:parent-style-name="Text_20_body" style:list-style-name="L31">
      <style:paragraph-properties fo:margin-top="0cm" fo:margin-bottom="0cm" style:contextual-spacing="false"/>
    </style:style>
    <style:style style:name="P62" style:family="paragraph" style:parent-style-name="Text_20_body" style:list-style-name="L32"/>
    <style:style style:name="P63" style:family="paragraph" style:parent-style-name="Text_20_body" style:list-style-name="L32">
      <style:paragraph-properties fo:margin-top="0cm" fo:margin-bottom="0cm" style:contextual-spacing="false"/>
    </style:style>
    <style:style style:name="P64" style:family="paragraph" style:parent-style-name="Text_20_body" style:list-style-name="L33"/>
    <style:style style:name="P65" style:family="paragraph" style:parent-style-name="Text_20_body" style:list-style-name="L33">
      <style:paragraph-properties fo:margin-top="0cm" fo:margin-bottom="0cm" style:contextual-spacing="false"/>
    </style:style>
    <style:style style:name="P66" style:family="paragraph" style:parent-style-name="Text_20_body" style:list-style-name="L34"/>
    <style:style style:name="P67" style:family="paragraph" style:parent-style-name="Text_20_body" style:list-style-name="L34">
      <style:paragraph-properties fo:margin-top="0cm" fo:margin-bottom="0cm" style:contextual-spacing="false"/>
    </style:style>
    <style:style style:name="P68" style:family="paragraph" style:parent-style-name="Text_20_body" style:list-style-name="L35"/>
    <style:style style:name="P69" style:family="paragraph" style:parent-style-name="Text_20_body" style:list-style-name="L35">
      <style:paragraph-properties fo:margin-top="0cm" fo:margin-bottom="0cm" style:contextual-spacing="false"/>
    </style:style>
    <style:style style:name="P70" style:family="paragraph" style:parent-style-name="Text_20_body" style:list-style-name="L36"/>
    <style:style style:name="P71" style:family="paragraph" style:parent-style-name="Text_20_body" style:list-style-name="L36">
      <style:paragraph-properties fo:margin-top="0cm" fo:margin-bottom="0cm" style:contextual-spacing="false"/>
    </style:style>
    <style:style style:name="P72" style:family="paragraph" style:parent-style-name="Text_20_body" style:list-style-name="L37"/>
    <style:style style:name="P73" style:family="paragraph" style:parent-style-name="Text_20_body" style:list-style-name="L37">
      <style:paragraph-properties fo:margin-top="0cm" fo:margin-bottom="0cm" style:contextual-spacing="false"/>
    </style:style>
    <style:style style:name="P74" style:family="paragraph" style:parent-style-name="Text_20_body" style:list-style-name="L38"/>
    <style:style style:name="P75" style:family="paragraph" style:parent-style-name="Text_20_body" style:list-style-name="L38">
      <style:paragraph-properties fo:margin-top="0cm" fo:margin-bottom="0cm" style:contextual-spacing="false"/>
    </style:style>
    <style:style style:name="P76" style:family="paragraph" style:parent-style-name="Text_20_body" style:list-style-name="L39"/>
    <style:style style:name="P77" style:family="paragraph" style:parent-style-name="Text_20_body" style:list-style-name="L39">
      <style:paragraph-properties fo:margin-top="0cm" fo:margin-bottom="0cm" style:contextual-spacing="false"/>
    </style:style>
    <style:style style:name="P78" style:family="paragraph" style:parent-style-name="Text_20_body" style:list-style-name="L40"/>
    <style:style style:name="P79" style:family="paragraph" style:parent-style-name="Text_20_body" style:list-style-name="L40">
      <style:paragraph-properties fo:margin-top="0cm" fo:margin-bottom="0cm" style:contextual-spacing="false"/>
    </style:style>
    <style:style style:name="P80" style:family="paragraph" style:parent-style-name="Text_20_body" style:list-style-name="L41"/>
    <style:style style:name="P81" style:family="paragraph" style:parent-style-name="Text_20_body" style:list-style-name="L41">
      <style:paragraph-properties fo:margin-top="0cm" fo:margin-bottom="0cm" style:contextual-spacing="false"/>
    </style:style>
    <style:style style:name="P82" style:family="paragraph" style:parent-style-name="Title">
      <style:text-properties officeooo:paragraph-rsid="00244d3c"/>
    </style:style>
    <style:style style:name="P83" style:family="paragraph" style:parent-style-name="Title">
      <style:text-properties officeooo:rsid="0014609b" officeooo:paragraph-rsid="001fd598"/>
    </style:style>
    <style:style style:name="T1" style:family="text">
      <style:text-properties officeooo:rsid="001eac28"/>
    </style:style>
    <style:style style:name="T2" style:family="text">
      <style:text-properties officeooo:rsid="001fd598"/>
    </style:style>
    <style:style style:name="T3" style:family="text">
      <style:text-properties officeooo:rsid="00244d3c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number text:level="1" text:style-name="Numbering_20_Symbols" loext:num-list-format="%1%." style:num-suffix="." style:num-format="1" text:start-value="10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number text:level="1" text:style-name="Numbering_20_Symbols" loext:num-list-format="%1%." style:num-suffix="." style:num-format="1" text:start-value="12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number text:level="1" text:style-name="Numbering_20_Symbols" loext:num-list-format="%1%." style:num-suffix="." style:num-format="1" text:start-value="14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2">MODULO <text:span text:style-name="T3">2</text:span> – Capítulo <text:span text:style-name="T3">5</text:span> </text:p>
      <text:p text:style-name="P82"><text:s/><text:span text:style-name="T3">Windows 10- Windows 11</text:span><text:span text:style-name="T1">:</text:span></text:p>
      <text:p text:style-name="P83"/>
      <text:h text:style-name="P5" text:outline-level="3"><text:span text:style-name="Strong_20_Emphasis">Versiones de Windows 10 (Ediciones principales)</text:span></text:h>
      <text:h text:style-name="Heading_20_4" text:outline-level="4">1. <text:span text:style-name="Strong_20_Emphasis">Windows 10 Home</text:span></text:h>
      <text:list text:style-name="L15">
        <text:list-item>
          <text:p text:style-name="P29"><text:span text:style-name="Strong_20_Emphasis">Descripción:</text:span> Edición diseñada para usuarios domésticos.</text:p>
        </text:list-item>
        <text:list-item>
          <text:p text:style-name="P29"><text:span text:style-name="Strong_20_Emphasis">Características:</text:span></text:p>
          <text:list>
            <text:list-item>
              <text:p text:style-name="P29">Funcionalidad estándar para tareas diarias.</text:p>
            </text:list-item>
            <text:list-item>
              <text:p text:style-name="P29">Soporte para Cortana (asistente virtual).</text:p>
            </text:list-item>
            <text:list-item>
              <text:p text:style-name="P29">Soporte para Xbox Live y aplicaciones de Microsoft Store.</text:p>
            </text:list-item>
            <text:list-item>
              <text:p text:style-name="P28">Actualizaciones de seguridad regulares.</text:p>
            </text:list-item>
          </text:list>
        </text:list-item>
      </text:list>
      <text:h text:style-name="Heading_20_4" text:outline-level="4">2. <text:span text:style-name="Strong_20_Emphasis">Windows 10 Pro</text:span></text:h>
      <text:list text:style-name="L16">
        <text:list-item>
          <text:p text:style-name="P31"><text:span text:style-name="Strong_20_Emphasis">Descripción:</text:span> Pensada para profesionales y pequeñas empresas.</text:p>
        </text:list-item>
        <text:list-item>
          <text:p text:style-name="P31"><text:span text:style-name="Strong_20_Emphasis">Características:</text:span></text:p>
          <text:list>
            <text:list-item>
              <text:p text:style-name="P31">Funcionalidades de Windows Home.</text:p>
            </text:list-item>
            <text:list-item>
              <text:p text:style-name="P31">BitLocker (cifrado avanzado de disco).</text:p>
            </text:list-item>
            <text:list-item>
              <text:p text:style-name="P31">Administración de políticas de grupo (Group Policy Management).</text:p>
            </text:list-item>
            <text:list-item>
              <text:p text:style-name="P31">Soporte para Hyper-V (máquinas virtuales).</text:p>
            </text:list-item>
            <text:list-item>
              <text:p text:style-name="P30">Escritorio remoto.</text:p>
            </text:list-item>
          </text:list>
        </text:list-item>
      </text:list>
      <text:h text:style-name="Heading_20_4" text:outline-level="4">3. <text:span text:style-name="Strong_20_Emphasis">Windows 10 Enterprise</text:span></text:h>
      <text:list text:style-name="L17">
        <text:list-item>
          <text:p text:style-name="P33"><text:span text:style-name="Strong_20_Emphasis">Descripción:</text:span> Diseñada para medianas y grandes empresas.</text:p>
        </text:list-item>
        <text:list-item>
          <text:p text:style-name="P33"><text:span text:style-name="Strong_20_Emphasis">Características:</text:span></text:p>
          <text:list>
            <text:list-item>
              <text:p text:style-name="P33">Funciones de Windows Pro.</text:p>
            </text:list-item>
            <text:list-item>
              <text:p text:style-name="P33">Windows Defender Advanced Threat Protection.</text:p>
            </text:list-item>
            <text:list-item>
              <text:p text:style-name="P33">Gestión avanzada con Microsoft Endpoint Manager.</text:p>
            </text:list-item>
            <text:list-item>
              <text:p text:style-name="P32">AppLocker (control de aplicaciones).</text:p>
            </text:list-item>
          </text:list>
        </text:list-item>
      </text:list>
      <text:h text:style-name="Heading_20_4" text:outline-level="4">4. <text:span text:style-name="Strong_20_Emphasis">Windows 10 Education</text:span></text:h>
      <text:list text:style-name="L18">
        <text:list-item>
          <text:p text:style-name="P35"><text:span text:style-name="Strong_20_Emphasis">Descripción:</text:span> Versión enfocada en instituciones educativas.</text:p>
        </text:list-item>
        <text:list-item>
          <text:p text:style-name="P35"><text:span text:style-name="Strong_20_Emphasis">Características:</text:span></text:p>
          <text:list>
            <text:list-item>
              <text:p text:style-name="P35">Basada en Windows 10 Enterprise.</text:p>
            </text:list-item>
            <text:list-item>
              <text:p text:style-name="P35">Funciones optimizadas para ambientes académicos.</text:p>
            </text:list-item>
            <text:list-item>
              <text:p text:style-name="P34">Sin elementos como Cortana para mayor enfoque.</text:p>
            </text:list-item>
          </text:list>
        </text:list-item>
      </text:list>
      <text:h text:style-name="Heading_20_4" text:outline-level="4"><text:soft-page-break/>5. <text:span text:style-name="Strong_20_Emphasis">Windows 10 Pro for Workstations</text:span></text:h>
      <text:list text:style-name="L19">
        <text:list-item>
          <text:p text:style-name="P37"><text:span text:style-name="Strong_20_Emphasis">Descripción:</text:span> Para usuarios que necesitan alto rendimiento y servidores avanzados.</text:p>
        </text:list-item>
        <text:list-item>
          <text:p text:style-name="P37"><text:span text:style-name="Strong_20_Emphasis">Características:</text:span></text:p>
          <text:list>
            <text:list-item>
              <text:p text:style-name="P37">Compatibilidad con hardware avanzado (procesadores Intel Xeon, AMD Opteron).</text:p>
            </text:list-item>
            <text:list-item>
              <text:p text:style-name="P37">Sistema de archivos ReFS (para mayor resistencia a fallos).</text:p>
            </text:list-item>
            <text:list-item>
              <text:p text:style-name="P36">Velocidad superior en transferencias con SMB Direct.</text:p>
            </text:list-item>
          </text:list>
        </text:list-item>
      </text:list>
      <text:p text:style-name="Horizontal_20_Line"/>
      <text:h text:style-name="Heading_20_3" text:outline-level="3"><text:span text:style-name="Strong_20_Emphasis">Versiones de Windows 10 por actualizaciones (builds principales)</text:span></text:h>
      <text:h text:style-name="Heading_20_4" text:outline-level="4"><text:span text:style-name="Strong_20_Emphasis">2015</text:span></text:h>
      <text:list text:style-name="L20">
        <text:list-item>
          <text:p text:style-name="P39"><text:span text:style-name="Strong_20_Emphasis">1507 (Threshold 1)</text:span></text:p>
          <text:list>
            <text:list-item>
              <text:p text:style-name="P39"><text:span text:style-name="Strong_20_Emphasis">Lanzamiento inicial</text:span>.</text:p>
            </text:list-item>
            <text:list-item>
              <text:p text:style-name="P38">Inicio del sistema operativo, soporte para DirectX 12.</text:p>
            </text:list-item>
          </text:list>
        </text:list-item>
      </text:list>
      <text:h text:style-name="Heading_20_4" text:outline-level="4"><text:span text:style-name="Strong_20_Emphasis">2015</text:span></text:h>
      <text:list text:style-name="L21">
        <text:list-item>
          <text:p text:style-name="P41"><text:span text:style-name="Strong_20_Emphasis">1511 (Threshold 2)</text:span></text:p>
          <text:list>
            <text:list-item>
              <text:p text:style-name="P41">Mejoras en Cortana y la barra de tareas.</text:p>
            </text:list-item>
            <text:list-item>
              <text:p text:style-name="P40">Sincronización mejorada con dispositivos.</text:p>
            </text:list-item>
          </text:list>
        </text:list-item>
      </text:list>
      <text:h text:style-name="Heading_20_4" text:outline-level="4"><text:span text:style-name="Strong_20_Emphasis">2016</text:span></text:h>
      <text:list text:style-name="L22">
        <text:list-item>
          <text:p text:style-name="P43"><text:span text:style-name="Strong_20_Emphasis">1607 (Anniversary Update)</text:span></text:p>
          <text:list>
            <text:list-item>
              <text:p text:style-name="P43">Incorporación de Windows Ink para dispositivos táctiles.</text:p>
            </text:list-item>
            <text:list-item>
              <text:p text:style-name="P42">Mejoras de seguridad en Windows Defender.</text:p>
            </text:list-item>
          </text:list>
        </text:list-item>
      </text:list>
      <text:h text:style-name="Heading_20_4" text:outline-level="4"><text:span text:style-name="Strong_20_Emphasis">2017</text:span></text:h>
      <text:list text:style-name="L23">
        <text:list-item>
          <text:p text:style-name="P44"><text:span text:style-name="Strong_20_Emphasis">1703 (Creators Update)</text:span></text:p>
          <text:list>
            <text:list-item>
              <text:p text:style-name="P45">Introducción de Paint 3D y mejoras en juegos (Game Mode).</text:p>
            </text:list-item>
            <text:list-item>
              <text:p text:style-name="P45">Soporte para realidad mixta.</text:p>
            </text:list-item>
          </text:list>
        </text:list-item>
        <text:list-item>
          <text:p text:style-name="P44"><text:span text:style-name="Strong_20_Emphasis">1709 (Fall Creators Update)</text:span></text:p>
          <text:list>
            <text:list-item>
              <text:p text:style-name="P45">OneDrive Files On-Demand.</text:p>
            </text:list-item>
            <text:list-item>
              <text:p text:style-name="P44">Nuevas características de Fluent Design.</text:p>
            </text:list-item>
          </text:list>
        </text:list-item>
      </text:list>
      <text:h text:style-name="Heading_20_4" text:outline-level="4"><text:span text:style-name="Strong_20_Emphasis">2018</text:span></text:h>
      <text:list text:style-name="L24">
        <text:list-item>
          <text:p text:style-name="P46"><text:span text:style-name="Strong_20_Emphasis">1803 (April 2018 Update)</text:span></text:p>
          <text:list>
            <text:list-item>
              <text:p text:style-name="P47">Línea de tiempo (Timeline) para tareas recientes.</text:p>
            </text:list-item>
            <text:list-item>
              <text:p text:style-name="P47">Mejoras en dictado y enfoque.</text:p>
            </text:list-item>
          </text:list>
        </text:list-item>
        <text:list-item>
          <text:p text:style-name="P46"><text:span text:style-name="Strong_20_Emphasis">1809 (October 2018 Update)</text:span></text:p>
          <text:list>
            <text:list-item>
              <text:p text:style-name="P47">Portapapeles en la nube.</text:p>
            </text:list-item>
            <text:list-item>
              <text:p text:style-name="P46">Dark Mode para el Explorador de archivos.</text:p>
            </text:list-item>
          </text:list>
        </text:list-item>
      </text:list>
      <text:h text:style-name="Heading_20_4" text:outline-level="4"><text:span text:style-name="Strong_20_Emphasis">2019</text:span></text:h>
      <text:list text:style-name="L25">
        <text:list-item>
          <text:p text:style-name="P48"><text:span text:style-name="Strong_20_Emphasis">1903 (May 2019 Update)</text:span></text:p>
          <text:list>
            <text:list-item>
              <text:p text:style-name="P49"><text:soft-page-break/>Tema claro para Windows.</text:p>
            </text:list-item>
            <text:list-item>
              <text:p text:style-name="P49">Sandbox de Windows para pruebas.</text:p>
            </text:list-item>
          </text:list>
        </text:list-item>
        <text:list-item>
          <text:p text:style-name="P48"><text:span text:style-name="Strong_20_Emphasis">1909 (November 2019 Update)</text:span></text:p>
          <text:list>
            <text:list-item>
              <text:p text:style-name="P48">Actualización menor centrada en mejoras de rendimiento.</text:p>
            </text:list-item>
          </text:list>
        </text:list-item>
      </text:list>
      <text:h text:style-name="Heading_20_4" text:outline-level="4"><text:span text:style-name="Strong_20_Emphasis">2020</text:span></text:h>
      <text:list text:style-name="L26">
        <text:list-item>
          <text:p text:style-name="P50"><text:span text:style-name="Strong_20_Emphasis">2004 (May 2020 Update)</text:span></text:p>
          <text:list>
            <text:list-item>
              <text:p text:style-name="P51">Renueva Cortana como aplicación independiente.</text:p>
            </text:list-item>
            <text:list-item>
              <text:p text:style-name="P51">Introducción de Windows Subsystem for Linux 2 (WSL2).</text:p>
            </text:list-item>
          </text:list>
        </text:list-item>
        <text:list-item>
          <text:p text:style-name="P50"><text:span text:style-name="Strong_20_Emphasis">20H2 (October 2020 Update)</text:span></text:p>
          <text:list>
            <text:list-item>
              <text:p text:style-name="P51">Cambios en el diseño del menú Inicio.</text:p>
            </text:list-item>
            <text:list-item>
              <text:p text:style-name="P50">Mejoras de seguridad.</text:p>
            </text:list-item>
          </text:list>
        </text:list-item>
      </text:list>
      <text:h text:style-name="Heading_20_4" text:outline-level="4"><text:span text:style-name="Strong_20_Emphasis">2021</text:span></text:h>
      <text:list text:style-name="L27">
        <text:list-item>
          <text:p text:style-name="P52"><text:span text:style-name="Strong_20_Emphasis">21H1 (May 2021 Update)</text:span></text:p>
          <text:list>
            <text:list-item>
              <text:p text:style-name="P53">Cambios menores, principalmente de seguridad.</text:p>
            </text:list-item>
          </text:list>
        </text:list-item>
        <text:list-item>
          <text:p text:style-name="P52"><text:span text:style-name="Strong_20_Emphasis">21H2 (November 2021 Update)</text:span></text:p>
          <text:list>
            <text:list-item>
              <text:p text:style-name="P52">Mejoras para conexiones de red y seguridad.</text:p>
            </text:list-item>
          </text:list>
        </text:list-item>
      </text:list>
      <text:h text:style-name="Heading_20_4" text:outline-level="4"><text:span text:style-name="Strong_20_Emphasis">2022</text:span></text:h>
      <text:list text:style-name="L28">
        <text:list-item>
          <text:p text:style-name="P55"><text:span text:style-name="Strong_20_Emphasis">22H2 (Windows 10 2022 Update)</text:span></text:p>
          <text:list>
            <text:list-item>
              <text:p text:style-name="P55">Última gran actualización antes del lanzamiento prioritario de Windows 11.</text:p>
            </text:list-item>
            <text:list-item>
              <text:p text:style-name="P54">Enfoque en estabilidad y parches de seguridad.</text:p>
            </text:list-item>
          </text:list>
        </text:list-item>
      </text:list>
      <text:p text:style-name="Text_20_body"/>
      <text:p text:style-name="Text_20_body"/>
      <text:h text:style-name="Heading_20_3" text:outline-level="3"><text:span text:style-name="Strong_20_Emphasis">Versiones de Windows 11 (Ediciones principales)</text:span></text:h>
      <text:h text:style-name="Heading_20_4" text:outline-level="4">1. <text:span text:style-name="Strong_20_Emphasis">Windows 11 Home</text:span></text:h>
      <text:list text:style-name="L29">
        <text:list-item>
          <text:p text:style-name="P57"><text:span text:style-name="Strong_20_Emphasis">Descripción:</text:span> Edición para usuarios domésticos y consumo general.</text:p>
        </text:list-item>
        <text:list-item>
          <text:p text:style-name="P57"><text:span text:style-name="Strong_20_Emphasis">Características:</text:span></text:p>
          <text:list>
            <text:list-item>
              <text:p text:style-name="P57">Interfaz de usuario renovada (menú Inicio centrado, esquinas redondeadas).</text:p>
            </text:list-item>
            <text:list-item>
              <text:p text:style-name="P57">Integración con Microsoft Teams.</text:p>
            </text:list-item>
            <text:list-item>
              <text:p text:style-name="P57">Widgets personalizables.</text:p>
            </text:list-item>
            <text:list-item>
              <text:p text:style-name="P56">Soporte para aplicaciones de Android a través de Amazon Appstore.</text:p>
            </text:list-item>
          </text:list>
        </text:list-item>
      </text:list>
      <text:h text:style-name="Heading_20_4" text:outline-level="4">2. <text:span text:style-name="Strong_20_Emphasis">Windows 11 Pro</text:span></text:h>
      <text:list text:style-name="L30">
        <text:list-item>
          <text:p text:style-name="P59"><text:span text:style-name="Strong_20_Emphasis">Descripción:</text:span> Diseñada para profesionales y pequeñas empresas.</text:p>
        </text:list-item>
        <text:list-item>
          <text:p text:style-name="P59"><text:span text:style-name="Strong_20_Emphasis">Características:</text:span></text:p>
          <text:list>
            <text:list-item>
              <text:p text:style-name="P59">Todo lo incluido en Windows 11 Home.</text:p>
            </text:list-item>
            <text:list-item>
              <text:p text:style-name="P59">BitLocker y cifrado avanzado.</text:p>
            </text:list-item>
            <text:list-item>
              <text:p text:style-name="P59">Soporte para Escritorio remoto.</text:p>
            </text:list-item>
            <text:list-item>
              <text:p text:style-name="P59"><text:soft-page-break/>Virtualización mediante Hyper-V.</text:p>
            </text:list-item>
            <text:list-item>
              <text:p text:style-name="P58">Políticas de grupo (Group Policy).</text:p>
            </text:list-item>
          </text:list>
        </text:list-item>
      </text:list>
      <text:h text:style-name="Heading_20_4" text:outline-level="4">3. <text:span text:style-name="Strong_20_Emphasis">Windows 11 Enterprise</text:span></text:h>
      <text:list text:style-name="L31">
        <text:list-item>
          <text:p text:style-name="P61"><text:span text:style-name="Strong_20_Emphasis">Descripción:</text:span> Dirigida a medianas y grandes empresas.</text:p>
        </text:list-item>
        <text:list-item>
          <text:p text:style-name="P61"><text:span text:style-name="Strong_20_Emphasis">Características:</text:span></text:p>
          <text:list>
            <text:list-item>
              <text:p text:style-name="P61">Todas las características de Windows 11 Pro.</text:p>
            </text:list-item>
            <text:list-item>
              <text:p text:style-name="P61">Seguridad avanzada con Microsoft Defender for Endpoint.</text:p>
            </text:list-item>
            <text:list-item>
              <text:p text:style-name="P61">Herramientas para despliegues masivos.</text:p>
            </text:list-item>
            <text:list-item>
              <text:p text:style-name="P60">Control de aplicaciones con AppLocker.</text:p>
            </text:list-item>
          </text:list>
        </text:list-item>
      </text:list>
      <text:h text:style-name="Heading_20_4" text:outline-level="4">4. <text:span text:style-name="Strong_20_Emphasis">Windows 11 Education</text:span></text:h>
      <text:list text:style-name="L32">
        <text:list-item>
          <text:p text:style-name="P63"><text:span text:style-name="Strong_20_Emphasis">Descripción:</text:span> Versión optimizada para ambientes educativos.</text:p>
        </text:list-item>
        <text:list-item>
          <text:p text:style-name="P63"><text:span text:style-name="Strong_20_Emphasis">Características:</text:span></text:p>
          <text:list>
            <text:list-item>
              <text:p text:style-name="P63">Basada en Windows 11 Enterprise.</text:p>
            </text:list-item>
            <text:list-item>
              <text:p text:style-name="P63">Sin elementos de consumo como Cortana.</text:p>
            </text:list-item>
            <text:list-item>
              <text:p text:style-name="P62">Funciones específicas para entornos académicos.</text:p>
            </text:list-item>
          </text:list>
        </text:list-item>
      </text:list>
      <text:h text:style-name="Heading_20_4" text:outline-level="4">5. <text:span text:style-name="Strong_20_Emphasis">Windows 11 Pro for Workstations</text:span></text:h>
      <text:list text:style-name="L33">
        <text:list-item>
          <text:p text:style-name="P65"><text:span text:style-name="Strong_20_Emphasis">Descripción:</text:span> Edición para usuarios con necesidades de alto rendimiento.</text:p>
        </text:list-item>
        <text:list-item>
          <text:p text:style-name="P65"><text:span text:style-name="Strong_20_Emphasis">Características:</text:span></text:p>
          <text:list>
            <text:list-item>
              <text:p text:style-name="P65">Compatibilidad con hardware avanzado (CPU multiprocesador).</text:p>
            </text:list-item>
            <text:list-item>
              <text:p text:style-name="P65">Sistema de archivos ReFS para mayor resistencia a fallos.</text:p>
            </text:list-item>
            <text:list-item>
              <text:p text:style-name="P64">Velocidades de transferencia optimizadas con SMB Direct.</text:p>
            </text:list-item>
          </text:list>
        </text:list-item>
      </text:list>
      <text:p text:style-name="Horizontal_20_Line"/>
      <text:h text:style-name="Heading_20_3" text:outline-level="3"><text:span text:style-name="Strong_20_Emphasis">Versiones de Windows 11 por actualizaciones (builds principales)</text:span></text:h>
      <text:h text:style-name="Heading_20_4" text:outline-level="4"><text:span text:style-name="Strong_20_Emphasis">2021</text:span></text:h>
      <text:list text:style-name="L34">
        <text:list-item>
          <text:p text:style-name="P67"><text:span text:style-name="Strong_20_Emphasis">21H2 (Initial Release)</text:span></text:p>
          <text:list>
            <text:list-item>
              <text:p text:style-name="P67"><text:span text:style-name="Strong_20_Emphasis">Primera versión estable de Windows 11.</text:span></text:p>
            </text:list-item>
            <text:list-item>
              <text:p text:style-name="P67">Rediseño completo de la interfaz de usuario.</text:p>
            </text:list-item>
            <text:list-item>
              <text:p text:style-name="P67">Introducción de Snap Layouts para multitarea.</text:p>
            </text:list-item>
            <text:list-item>
              <text:p text:style-name="P66">Soporte para aplicaciones Android (función beta).</text:p>
            </text:list-item>
          </text:list>
        </text:list-item>
      </text:list>
      <text:h text:style-name="Heading_20_4" text:outline-level="4"><text:span text:style-name="Strong_20_Emphasis">2022</text:span></text:h>
      <text:list text:style-name="L35">
        <text:list-item>
          <text:p text:style-name="P69"><text:span text:style-name="Strong_20_Emphasis">22H2 (2022 Update)</text:span></text:p>
          <text:list>
            <text:list-item>
              <text:p text:style-name="P69">Mejoras en rendimiento y estabilidad.</text:p>
            </text:list-item>
            <text:list-item>
              <text:p text:style-name="P69">Carpetas para aplicaciones en el menú Inicio.</text:p>
            </text:list-item>
            <text:list-item>
              <text:p text:style-name="P69">Nuevas funciones de accesibilidad (subtítulos en tiempo real y control por voz).</text:p>
            </text:list-item>
            <text:list-item>
              <text:p text:style-name="P68">Mejoras en integración con gaming, DirectStorage y AutoHDR.</text:p>
            </text:list-item>
          </text:list>
        </text:list-item>
      </text:list>
      <text:h text:style-name="Heading_20_4" text:outline-level="4"><text:span text:style-name="Strong_20_Emphasis">2023</text:span></text:h>
      <text:list text:style-name="L36">
        <text:list-item>
          <text:p text:style-name="P71"><text:span text:style-name="Strong_20_Emphasis">23H2 (Moment 4 Update)</text:span></text:p>
          <text:list>
            <text:list-item>
              <text:p text:style-name="P71">Función de Copilot (asistente basado en inteligencia artificial).</text:p>
            </text:list-item>
            <text:list-item>
              <text:p text:style-name="P71"><text:soft-page-break/>Mayor personalización para Widgets y barra de tareas.</text:p>
            </text:list-item>
            <text:list-item>
              <text:p text:style-name="P71">Nuevas herramientas de edición en Microsoft Photos.</text:p>
            </text:list-item>
            <text:list-item>
              <text:p text:style-name="P70">Seguridad mejorada para conexiones Wi-Fi y redes locales.</text:p>
            </text:list-item>
          </text:list>
        </text:list-item>
      </text:list>
      <text:p text:style-name="Horizontal_20_Line"/>
      <text:h text:style-name="Heading_20_2" text:outline-level="2">EDICIONES N</text:h>
      <text:p text:style-name="Text_20_body">Las ediciones <text:span text:style-name="Strong_20_Emphasis">N</text:span> de Windows 10 y Windows 11 son versiones diseñadas específicamente para cumplir con las regulaciones de la Unión Europea y Suiza. Estas versiones <text:span text:style-name="Strong_20_Emphasis">no incluyen ciertos componentes multimedia</text:span>, lo que las diferencia de las versiones estándar.</text:p>
      <text:h text:style-name="Heading_20_3" text:outline-level="3"><text:span text:style-name="Strong_20_Emphasis">Diferencias de las versiones N respecto a las estándar (Windows 10 y 11)</text:span></text:h>
      <text:h text:style-name="Heading_20_4" text:outline-level="4">1. <text:span text:style-name="Strong_20_Emphasis">Componentes multimedia eliminados</text:span></text:h>
      <text:p text:style-name="Text_20_body">Las ediciones N no incluyen las siguientes características:</text:p>
      <text:list text:style-name="L37">
        <text:list-item>
          <text:p text:style-name="P73"><text:span text:style-name="Strong_20_Emphasis">Windows Media Player</text:span>: El reproductor multimedia predeterminado de Windows.</text:p>
        </text:list-item>
        <text:list-item>
          <text:p text:style-name="P73"><text:span text:style-name="Strong_20_Emphasis">Aplicaciones relacionadas con multimedia</text:span>:</text:p>
          <text:list>
            <text:list-item>
              <text:p text:style-name="P73">Groove Music.</text:p>
            </text:list-item>
            <text:list-item>
              <text:p text:style-name="P73">Movies &amp; TV (Películas y TV).</text:p>
            </text:list-item>
            <text:list-item>
              <text:p text:style-name="P73">Voice Recorder (Grabadora de voz).</text:p>
            </text:list-item>
          </text:list>
        </text:list-item>
        <text:list-item>
          <text:p text:style-name="P72"><text:span text:style-name="Strong_20_Emphasis">Codecs de medios</text:span>: Falta de compatibilidad para formatos como MP3, MP4, AAC, WMA, WMV y otros, a menos que se instalen manualmente.</text:p>
        </text:list-item>
      </text:list>
      <text:h text:style-name="Heading_20_4" text:outline-level="4">2. <text:span text:style-name="Strong_20_Emphasis">Cortana y funciones multimedia limitadas</text:span></text:h>
      <text:list text:style-name="L38">
        <text:list-item>
          <text:p text:style-name="P75">En las versiones N, algunas funciones de Cortana relacionadas con multimedia pueden no estar disponibles.</text:p>
        </text:list-item>
        <text:list-item>
          <text:p text:style-name="P74">La experiencia de reproducción de contenido desde apps o sitios web puede ser limitada hasta que se instalen paquetes adicionales.</text:p>
        </text:list-item>
      </text:list>
      <text:h text:style-name="Heading_20_4" text:outline-level="4">3. <text:span text:style-name="Strong_20_Emphasis">Impacto en otras funciones y aplicaciones</text:span></text:h>
      <text:list text:style-name="L39">
        <text:list-item>
          <text:p text:style-name="P77">Algunas aplicaciones o juegos que dependen de las capacidades multimedia de Windows pueden no funcionar correctamente.</text:p>
        </text:list-item>
        <text:list-item>
          <text:p text:style-name="P76"><text:span text:style-name="Strong_20_Emphasis">Microsoft Edge</text:span> y navegadores de terceros pueden tener problemas para reproducir contenido multimedia hasta que se instale el paquete de características multimedia.</text:p>
        </text:list-item>
      </text:list>
      <text:p text:style-name="Horizontal_20_Line"/>
      <text:h text:style-name="Heading_20_3" text:outline-level="3"><text:span text:style-name="Strong_20_Emphasis">Solución para las ediciones N</text:span></text:h>
      <text:p text:style-name="Text_20_body">Microsoft proporciona un <text:span text:style-name="Strong_20_Emphasis">"Media Feature Pack"</text:span> gratuito que se puede descargar e instalar para agregar las capacidades multimedia faltantes. Este paquete:</text:p>
      <text:list text:style-name="L40">
        <text:list-item>
          <text:p text:style-name="P79">Restaura las aplicaciones multimedia eliminadas.</text:p>
        </text:list-item>
        <text:list-item>
          <text:p text:style-name="P79">Añade los códecs necesarios para formatos comunes.</text:p>
        </text:list-item>
        <text:list-item>
          <text:p text:style-name="P78">Permite el funcionamiento completo de aplicaciones y servicios que dependen de funciones multimedia.</text:p>
        </text:list-item>
      </text:list>
      <text:p text:style-name="Horizontal_20_Line"/>
      <text:h text:style-name="Heading_20_3" text:outline-level="3"><text:soft-page-break/><text:span text:style-name="Strong_20_Emphasis">Principales usos de las versiones N</text:span></text:h>
      <text:list text:style-name="L41">
        <text:list-item>
          <text:p text:style-name="P81">Son ideales para organizaciones que prefieren un sistema operativo sin componentes multimedia por razones de compatibilidad, regulación o personalización.</text:p>
        </text:list-item>
        <text:list-item>
          <text:p text:style-name="P80">Cumplen con las regulaciones antimonopolio de la Unión Europea, que demandaban opciones de sistemas sin aplicaciones de Microsoft integradas.</text:p>
        </text:list-item>
      </text:list>
      <text:p text:style-name="P2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09:51:32.266000000</meta:creation-date>
    <dc:date>2024-11-24T14:04:16.262607695</dc:date>
    <meta:editing-duration>PT1H42M23S</meta:editing-duration>
    <meta:editing-cycles>12</meta:editing-cycles>
    <meta:generator>LibreOffice/24.2.2.2$Linux_X86_64 LibreOffice_project/d56cc158d8a96260b836f100ef4b4ef25d6f1a01</meta:generator>
    <meta:print-date>2024-10-22T20:00:51.935609011</meta:print-date>
    <meta:printed-by>Archivos PDF</meta:printed-by>
    <meta:document-statistic meta:table-count="0" meta:image-count="0" meta:object-count="0" meta:page-count="6" meta:paragraph-count="165" meta:word-count="1113" meta:character-count="7239" meta:non-whitespace-character-count="6415"/>
  </office:meta>
</office:document-meta>
</file>